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 style:data-style-name="N0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change Release 1.0 Public Reviews</text:p>
      <text:list xml:id="list5341150549704654196" text:style-name="L1">
        <text:list-header>
          <text:p text:style-name="P3"/>
        </text:list-header>
        <text:list-item>
          <text:p text:style-name="P3">How intuitive is the website?</text:p>
        </text:list-item>
      </text:list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I required help for most of the website</text:p>
          </table:table-cell>
          <table:table-cell table:style-name="Table1.A1" office:value-type="string">
            <text:p text:style-name="P8">I required help for more than 50% of the website</text:p>
          </table:table-cell>
          <table:table-cell table:style-name="Table1.A1" office:value-type="string">
            <text:p text:style-name="P8">I required help for 50% of the website</text:p>
          </table:table-cell>
          <table:table-cell table:style-name="Table1.A1" office:value-type="string">
            <text:p text:style-name="P8">I required little help when using the website</text:p>
          </table:table-cell>
          <table:table-cell table:style-name="Table1.E1" office:value-type="string">
            <text:p text:style-name="P8">I required no help to use the website</text:p>
          </table:table-cell>
        </table:table-row>
        <table:table-row>
          <table:table-cell table:style-name="Table1.A2" office:value-type="float" office:value="0">
            <text:p text:style-name="P9">0</text:p>
          </table:table-cell>
          <table:table-cell table:style-name="Table1.A2" office:value-type="float" office:value="1">
            <text:p text:style-name="P9">1</text:p>
          </table:table-cell>
          <table:table-cell table:style-name="Table1.A2" office:value-type="float" office:value="1">
            <text:p text:style-name="P9">1</text:p>
          </table:table-cell>
          <table:table-cell table:style-name="Table1.A2" office:value-type="float" office:value="6">
            <text:p text:style-name="P9">6</text:p>
          </table:table-cell>
          <table:table-cell table:style-name="Table1.E2" office:value-type="float" office:value="7">
            <text:p text:style-name="P9">7</text:p>
          </table:table-cell>
        </table:table-row>
      </table:table>
      <text:p text:style-name="P2"/>
      <text:p text:style-name="P2"/>
      <text:list xml:id="list804685232764493580" text:style-name="L2">
        <text:list-item>
          <text:p text:style-name="P4">How aesthetically pleasing is the website?</text:p>
        </text:list-item>
      </text:list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One star</text:p>
          </table:table-cell>
          <table:table-cell table:style-name="Table2.A1" office:value-type="string">
            <text:p text:style-name="P9">Two stars</text:p>
          </table:table-cell>
          <table:table-cell table:style-name="Table2.A1" office:value-type="string">
            <text:p text:style-name="P9">Three stars</text:p>
          </table:table-cell>
          <table:table-cell table:style-name="Table2.A1" office:value-type="string">
            <text:p text:style-name="P9">Four stars</text:p>
          </table:table-cell>
          <table:table-cell table:style-name="Table2.E1" office:value-type="string">
            <text:p text:style-name="P9">Five stars</text:p>
          </table:table-cell>
        </table:table-row>
        <table:table-row>
          <table:table-cell table:style-name="Table2.A2" office:value-type="float" office:value="0">
            <text:p text:style-name="P9">0</text:p>
          </table:table-cell>
          <table:table-cell table:style-name="Table2.A2" office:value-type="float" office:value="1">
            <text:p text:style-name="P9">1</text:p>
          </table:table-cell>
          <table:table-cell table:style-name="Table2.A2" office:value-type="float" office:value="4">
            <text:p text:style-name="P9">4</text:p>
          </table:table-cell>
          <table:table-cell table:style-name="Table2.A2" office:value-type="float" office:value="7">
            <text:p text:style-name="P9">7</text:p>
          </table:table-cell>
          <table:table-cell table:style-name="Table2.E2" office:value-type="float" office:value="3">
            <text:p text:style-name="P9">3</text:p>
          </table:table-cell>
        </table:table-row>
      </table:table>
      <text:p text:style-name="P2"/>
      <text:p text:style-name="P2"/>
      <text:list xml:id="list1554893944005430070" text:style-name="L3">
        <text:list-item>
          <text:p text:style-name="P5">How would you rate the features?</text:p>
        </text:list-item>
      </text:list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8">Features are mostly irrelevant</text:p>
          </table:table-cell>
          <table:table-cell table:style-name="Table3.A1" office:value-type="string">
            <text:p text:style-name="P8">Features are somewhat irrelevant</text:p>
          </table:table-cell>
          <table:table-cell table:style-name="Table3.A1" office:value-type="string">
            <text:p text:style-name="P8">Features are satisfactory</text:p>
          </table:table-cell>
          <table:table-cell table:style-name="Table3.A1" office:value-type="string">
            <text:p text:style-name="P8">Features are good</text:p>
          </table:table-cell>
          <table:table-cell table:style-name="Table3.E1" office:value-type="string">
            <text:p text:style-name="P8">Features are excellent</text:p>
          </table:table-cell>
        </table:table-row>
        <table:table-row>
          <table:table-cell table:style-name="Table3.A2" office:value-type="float" office:value="0">
            <text:p text:style-name="P9">0</text:p>
          </table:table-cell>
          <table:table-cell table:style-name="Table3.A2" office:value-type="float" office:value="0">
            <text:p text:style-name="P9">0</text:p>
          </table:table-cell>
          <table:table-cell table:style-name="Table3.A2" office:value-type="float" office:value="1">
            <text:p text:style-name="P9">1</text:p>
          </table:table-cell>
          <table:table-cell table:style-name="Table3.A2" office:value-type="float" office:value="2">
            <text:p text:style-name="P9">2</text:p>
          </table:table-cell>
          <table:table-cell table:style-name="Table3.E2" office:value-type="float" office:value="12">
            <text:p text:style-name="P9">12</text:p>
          </table:table-cell>
        </table:table-row>
      </table:table>
      <text:p text:style-name="P2"/>
      <text:p text:style-name="P2"/>
      <text:list xml:id="list5180202520232189546" text:style-name="L4">
        <text:list-item>
          <text:p text:style-name="P6">How many bugs did you encounter?</text:p>
        </text:list-item>
      </text:list>
      <text:p text:style-name="P2"/>
      <table:table table:name="Table4" table:style-name="Table4">
        <table:table-column table:style-name="Table4.A" table:number-columns-repeated="5"/>
        <table:table-row>
          <table:table-cell table:style-name="Table4.A1" office:value-type="float" office:value="4">
            <text:p text:style-name="P10">4</text:p>
          </table:table-cell>
          <table:table-cell table:style-name="Table4.A1" office:value-type="float" office:value="3">
            <text:p text:style-name="P10">3</text:p>
          </table:table-cell>
          <table:table-cell table:style-name="Table4.A1" office:value-type="float" office:value="2">
            <text:p text:style-name="P10">2</text:p>
          </table:table-cell>
          <table:table-cell table:style-name="Table4.A1" office:value-type="float" office:value="1">
            <text:p text:style-name="P10">1</text:p>
          </table:table-cell>
          <table:table-cell table:style-name="Table4.E1" office:value-type="float" office:value="0">
            <text:p text:style-name="P10">0</text:p>
          </table:table-cell>
        </table:table-row>
        <table:table-row>
          <table:table-cell table:style-name="Table4.A2" office:value-type="float" office:value="0">
            <text:p text:style-name="P9">0</text:p>
          </table:table-cell>
          <table:table-cell table:style-name="Table4.A2" office:value-type="float" office:value="0">
            <text:p text:style-name="P9">0</text:p>
          </table:table-cell>
          <table:table-cell table:style-name="Table4.A2" office:value-type="float" office:value="1">
            <text:p text:style-name="P9">1</text:p>
          </table:table-cell>
          <table:table-cell table:style-name="Table4.A2" office:value-type="float" office:value="8">
            <text:p text:style-name="P9">8</text:p>
          </table:table-cell>
          <table:table-cell table:style-name="Table4.E2" office:value-type="float" office:value="6">
            <text:p text:style-name="P9">6</text:p>
          </table:table-cell>
        </table:table-row>
      </table:table>
      <text:p text:style-name="P2"/>
      <text:p text:style-name="P2"/>
      <text:list xml:id="list1710987407903562833" text:style-name="L5">
        <text:list-item>
          <text:p text:style-name="P7">Any final comments or future development suggestions for Texchange?</text:p>
        </text:list-item>
      </text:list>
      <text:p text:style-name="P2"/>
      <text:p text:style-name="P2">Tristan: “I feel as though this website has potential to be something fantastic! I suppose add more features that seem relevant, such as a method to prevent people from 'stealing' books and find a way to monetise it to help support it.”</text:p>
      <text:p text:style-name="P2"/>
      <text:p text:style-name="P2">Rob: “I believe Texchange is already a decent product but further development is required for me to consider using it seriously. There needs to be more features to facilitate the sharing of textbooks, and perhaps a shop that sells textbooks at a discount.”</text:p>
      <text:p text:style-name="P2"/>
      <text:p text:style-name="P2"><text:soft-page-break/>Brandon: “This is such a fantastic idea and I know that people will definitely use it if you keep working on it! I would absolutely use it for sure!”</text:p>
      <text:p text:style-name="P2"/>
      <text:p text:style-name="P2">Caitlin: “It's okay, but I really don't know how successful it will be. There are bugs to be fixed and with the pressure of university on the developers it will surely be placed as a lower priority item. Not to be a nay-sayer, but I wouldn't believe this is going to be 100% successful.”</text:p>
      <text:p text:style-name="P2"/>
      <text:p text:style-name="P2">Julie: “I did feel somewhat lost once, but aside from that it was very easy to use and I felt like I knew my way around it well. Keep designing in such a fashion and you won't need a tutorial at all!”</text:p>
      <text:p text:style-name="P2"/>
      <text:p text:style-name="P2">John: “If you could possibly extend the feature to include novels and other works of fiction, this might become something revolutionary. As-is, it is a competent website with room for expansion, so I shall await future development!”</text:p>
      <text:p text:style-name="P2"/>
      <text:p text:style-name="P2">Dylan: “I like Texchange, but if you were to add some social aspect to the website to discuss books, that would be rather useful. Even if you created a Facebook page where people can ask and answer questions easily, that would work too. I feel like students could discuss which books are good for which subjects and disciplines. That's just my two cents though, but otherwise it is good!”</text:p>
      <text:p text:style-name="P2"/>
      <text:p text:style-name="P2">Lao: “Aside from the bugs, I think you guys should work on more features to add. I'm really not sure what kind of features, but it does seem somewhat incomplete. Good work though!”</text:p>
      <text:p text:style-name="P2"/>
      <text:p text:style-name="P2">Chris: “If someone had've created this during my earlier years at university, I would have saved so much money. For everyone else, this is fantastic! Keep it up!”</text:p>
      <text:p text:style-name="P2"/>
      <text:p text:style-name="P2">Kylie: “This is genuinely great. I definitely will use it when it is fully completed!”</text:p>
      <text:p text:style-name="P2"/>
      <text:p text:style-name="P2">Nick: “There's one major problem with this website; it's not completed. It really does feel like it needs more, but otherwise it's good! Looks quite modern and elegant too. I'm very impressed by how the email system works.”</text:p>
      <text:p text:style-name="P2"/>
      <text:p text:style-name="P2">Jeff: “I can't believe there isn't something like this already. It seems so obvious! Keep at it, and maybe add in custom profile pictures for users.”</text:p>
      <text:p text:style-name="P2"/>
      <text:p text:style-name="P2">Travis: “I would rate it 4/5 all up, for a beta build. There were a couple of bugs I found while exploring, but those are easily fixed, and it's quite elegant by design.”</text:p>
      <text:p text:style-name="P2"/>
      <text:p text:style-name="P2">Daniel: “Pretty good. There's not much to say really since it's still early in development, but pretty good so far!”</text:p>
      <text:p text:style-name="P2"/>
      <text:p text:style-name="P2">Anonymous: “I do fancy this website so far. Quite intuitive and enjoyable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k Christoffels</meta:initial-creator>
    <meta:creation-date>2015-09-16T16:41:25.37</meta:creation-date>
    <dc:date>2015-09-16T19:27:09.62</dc:date>
    <dc:creator>Jack Christoffels</dc:creator>
    <meta:editing-duration>PT1H45M11S</meta:editing-duration>
    <meta:editing-cycles>22</meta:editing-cycles>
    <meta:generator>OpenOffice/4.1.1$Win32 OpenOffice.org_project/411m6$Build-9775</meta:generator>
    <meta:document-statistic meta:table-count="4" meta:image-count="0" meta:object-count="0" meta:page-count="2" meta:paragraph-count="61" meta:word-count="657" meta:character-count="3564"/>
  </office:meta>
</office:document-meta>
</file>